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6.3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 style:data-style-name="N104"/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 style:data-style-name="N104"/>
    <style:style style:name="ce5" style:family="table-cell" style:parent-style-name="Default" style:data-style-name="N104">
      <style:text-properties style:text-underline-style="none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Net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5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office:value-type="currency" office:currency="USD" office:value="50" calcext:value-type="currency">
            <text:p>$50.0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50" calcext:value-type="currency">
            <text:p>$5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itch</text:p>
          </table:table-cell>
          <table:table-cell table:style-name="ce3" office:value-type="string" calcext:value-type="string">
            <text:p>DGS-108</text:p>
          </table:table-cell>
          <table:table-cell office:value-type="string" calcext:value-type="string">
            <text:p>https://smile.amazon.com/gp/product/B000BCC0LO/ref=oh_aui_search_detailpage?ie=UTF8&amp;psc=1</text:p>
          </table:table-cell>
          <table:table-cell office:value-type="currency" office:currency="USD" office:value="29.99" calcext:value-type="currency">
            <text:p>$29.99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29.99" calcext:value-type="currency">
            <text:p>$2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4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4" table:formula="of:=SUM([.F2:.F8])" office:value-type="currency" office:currency="USD" office:value="540.77" calcext:value-type="currency">
            <text:p>$540.77</text:p>
          </table:table-cell>
        </table:table-row>
      </table:table>
      <table:table table:name="Micro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Ryzen 3 2200G</text:p>
          </table:table-cell>
          <table:table-cell/>
          <table:table-cell table:style-name="ce4" office:value-type="currency" office:currency="USD" office:value="100" calcext:value-type="currency">
            <text:p>$100.00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00" calcext:value-type="currency">
            <text:p>$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B350N</text:p>
          </table:table-cell>
          <table:table-cell office:value-type="string" calcext:value-type="string">
            <text:p>https://www.newegg.com/Product/Product.aspx?Item=N82E16813157779</text:p>
          </table:table-cell>
          <table:table-cell table:style-name="ce5"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60 EVO 250GB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table:style-name="ce4" office:value-type="currency" office:currency="USD" office:value="79.99" calcext:value-type="currency">
            <text:p>$7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79.99" calcext:value-type="currency">
            <text:p>$7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DDR4 4GB</text:p>
          </table:table-cell>
          <table:table-cell office:value-type="string" calcext:value-type="string">
            <text:p>https://smile.amazon.com/Patriot-Memory-2400MHz-PC4-19200-Single/dp/B074Q1YX92/ref=sr_1_2?s=electronics&amp;ie=UTF8&amp;qid=1525240963&amp;sr=1-2&amp;keywords=8gb+ddr4</text:p>
          </table:table-cell>
          <table:table-cell table:style-name="ce4" office:value-type="currency" office:currency="USD" office:value="39" calcext:value-type="currency">
            <text:p>$39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39" calcext:value-type="currency">
            <text:p>$39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MU105</text:p>
          </table:table-cell>
          <table:table-cell office:value-type="string" calcext:value-type="string">
            <text:p>http://www.mitxpc.com/proddetail.php?prod=M1U05</text:p>
          </table:table-cell>
          <table:table-cell table:style-name="ce4" office:value-type="currency" office:currency="USD" office:value="131.8" calcext:value-type="currency">
            <text:p>$131.80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31.8" calcext:value-type="currency">
            <text:p>$131.8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table:number-columns-repeated="2"/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Minimum:</text:p>
          </table:table-cell>
          <table:table-cell table:style-name="ce4" table:formula="of:=SUM([.F2:.F3])+[.F5]" office:value-type="currency" office:currency="USD" office:value="248.99" calcext:value-type="currency">
            <text:p>$248.99</text:p>
          </table:table-cell>
        </table:table-row>
        <table:table-row table:style-name="ro1">
          <table:table-cell table:number-columns-repeated="5"/>
          <table:table-cell table:style-name="Default"/>
          <table:table-cell office:value-type="string" calcext:value-type="string">
            <text:p>Total:</text:p>
          </table:table-cell>
          <table:table-cell table:style-name="ce4" table:formula="of:=SUM([.F2:.F6])" office:value-type="currency" office:currency="USD" office:value="460.78" calcext:value-type="currency">
            <text:p>$460.78</text:p>
          </table:table-cell>
        </table:table-row>
      </table:table>
      <table:table table:name="Embedded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1563.96" calcext:value-type="currency">
            <text:p>$1,563.96</text:p>
          </table:table-cell>
        </table:table-row>
      </table:table>
      <table:table table:name="Bas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1" calcext:value-type="float">
            <text:p>1</text:p>
          </table:table-cell>
          <table:table-cell table:formula="of:=[.D5]*[.E5]" office:value-type="currency" office:currency="USD" office:value="700" calcext:value-type="currency">
            <text:p>$7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2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2" table:formula="of:=SUM([.F2:.F8])" office:value-type="currency" office:currency="USD" office:value="1563.96" calcext:value-type="currency">
            <text:p>$1,563.96</text:p>
          </table:table-cell>
        </table:table-row>
      </table:table>
      <table:table table:name="Workstation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default-cell-style-name="ce4"/>
        <table:table-column table:style-name="co1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upplier</text:p>
          </table:table-cell>
          <table:table-cell table:style-name="Default" office:value-type="string" calcext:value-type="string">
            <text:p>cost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AMD Ryzen 5 1600</text:p>
          </table:table-cell>
          <table:table-cell/>
          <table:table-cell office:value-type="currency" office:currency="USD" office:value="189.99" calcext:value-type="currency">
            <text:p>$189.99</text:p>
          </table:table-cell>
          <table:table-cell office:value-type="float" office:value="1" calcext:value-type="float">
            <text:p>1</text:p>
          </table:table-cell>
          <table:table-cell table:formula="of:=[.D2]*[.E2]" office:value-type="currency" office:currency="USD" office:value="189.99" calcext:value-type="currency">
            <text:p>$18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therboard</text:p>
          </table:table-cell>
          <table:table-cell office:value-type="string" calcext:value-type="string">
            <text:p>GA-AX370-Gaming K5 </text:p>
          </table:table-cell>
          <table:table-cell/>
          <table:table-cell office:value-type="currency" office:currency="USD" office:value="134" calcext:value-type="currency">
            <text:p>$134.00</text:p>
          </table:table-cell>
          <table:table-cell office:value-type="float" office:value="1" calcext:value-type="float">
            <text:p>1</text:p>
          </table:table-cell>
          <table:table-cell table:formula="of:=[.D3]*[.E3]" office:value-type="currency" office:currency="USD" office:value="134" calcext:value-type="currency">
            <text:p>$134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D</text:p>
          </table:table-cell>
          <table:table-cell office:value-type="string" calcext:value-type="string">
            <text:p>Samsung 850 EVO</text:p>
          </table:table-cell>
          <table:table-cell office:value-type="string" calcext:value-type="string">
            <text:p>https://www.amazon.com/dp/B00OBRE5UE/ref=twister_B00PRDMHLU?_encoding=UTF8&amp;psc=1</text:p>
          </table:table-cell>
          <table:table-cell office:value-type="currency" office:currency="USD" office:value="149.99" calcext:value-type="currency">
            <text:p>$149.99</text:p>
          </table:table-cell>
          <table:table-cell office:value-type="float" office:value="1" calcext:value-type="float">
            <text:p>1</text:p>
          </table:table-cell>
          <table:table-cell table:formula="of:=[.D4]*[.E4]" office:value-type="currency" office:currency="USD" office:value="149.99" calcext:value-type="currency">
            <text:p>$149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PU</text:p>
          </table:table-cell>
          <table:table-cell office:value-type="string" calcext:value-type="string">
            <text:p>Radeon RX Vega 64</text:p>
          </table:table-cell>
          <table:table-cell office:value-type="string" calcext:value-type="string">
            <text:p>https://www.ebay.com/sch/i.html?_from=R40&amp;_sacat=0&amp;_nkw=Radeon+RX+Vega+64&amp;rt=nc&amp;LH_BIN=1</text:p>
          </table:table-cell>
          <table:table-cell office:value-type="currency" office:currency="USD" office:value="700" calcext:value-type="currency">
            <text:p>$700.00</text:p>
          </table:table-cell>
          <table:table-cell office:value-type="float" office:value="3" calcext:value-type="float">
            <text:p>3</text:p>
          </table:table-cell>
          <table:table-cell table:formula="of:=[.D5]*[.E5]" office:value-type="currency" office:currency="USD" office:value="2100" calcext:value-type="currency">
            <text:p>$2,100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</text:p>
          </table:table-cell>
          <table:table-cell office:value-type="string" calcext:value-type="string">
            <text:p>KVR24N17D8</text:p>
          </table:table-cell>
          <table:table-cell office:value-type="string" calcext:value-type="string">
            <text:p>https://www.amazon.com/Patriot-Viper-1600MHz-Channel-PV38G160C9K/dp/B008LTJJM2/ref=sr_1_4?s=electronics&amp;ie=UTF8&amp;qid=1515131393&amp;sr=1-4&amp;keywords=1600MHz+DDR3</text:p>
          </table:table-cell>
          <table:table-cell office:value-type="currency" office:currency="USD" office:value="186.99" calcext:value-type="currency">
            <text:p>$186.99</text:p>
          </table:table-cell>
          <table:table-cell office:value-type="float" office:value="1" calcext:value-type="float">
            <text:p>1</text:p>
          </table:table-cell>
          <table:table-cell table:formula="of:=[.D6]*[.E6]" office:value-type="currency" office:currency="USD" office:value="186.99" calcext:value-type="currency">
            <text:p>$186.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e</text:p>
          </table:table-cell>
          <table:table-cell office:value-type="string" calcext:value-type="string">
            <text:p>Rosewill RSV-L4000</text:p>
          </table:table-cell>
          <table:table-cell office:value-type="string" calcext:value-type="string">
            <text:p>http://www.newegg.com/Product/Product.aspx?Item=N82E16811147155</text:p>
          </table:table-cell>
          <table:table-cell office:value-type="currency" office:currency="USD" office:value="93" calcext:value-type="currency">
            <text:p>$93.00</text:p>
          </table:table-cell>
          <table:table-cell office:value-type="float" office:value="1" calcext:value-type="float">
            <text:p>1</text:p>
          </table:table-cell>
          <table:table-cell table:formula="of:=[.D7]*[.E7]" office:value-type="currency" office:currency="USD" office:value="93" calcext:value-type="currency">
            <text:p>$93.00</text:p>
          </table:table-cell>
          <table:table-cell table:number-columns-repeated="2"/>
        </table:table-row>
        <table:table-row table:style-name="ro1">
          <table:table-cell office:value-type="string" calcext:value-type="string">
            <office:annotation draw:style-name="gr1" draw:text-style-name="P2" svg:width="82.18pt" svg:height="84.08pt" svg:x="80.99pt" svg:y="47.06pt" draw:caption-point-x="-17.29pt" draw:caption-point-y="42.8pt">
              <dc:date>2018-01-05T00:00:00</dc:date>
              <text:p text:style-name="P1"><text:span text:style-name="T1">Wire together with small resistance for current sharing, or use as dedicated GPU power.</text:span></text:p>
            </office:annotation>
            <text:p>PSU</text:p>
          </table:table-cell>
          <table:table-cell office:value-type="string" calcext:value-type="string">
            <text:p>850W</text:p>
          </table:table-cell>
          <table:table-cell office:value-type="string" calcext:value-type="string">
            <text:p>https://www.newegg.com/Product/Product.aspx?item=N82E16817139217</text:p>
          </table:table-cell>
          <table:table-cell office:value-type="currency" office:currency="USD" office:value="109.99" calcext:value-type="currency">
            <text:p>$109.99</text:p>
          </table:table-cell>
          <table:table-cell office:value-type="float" office:value="1" calcext:value-type="float">
            <text:p>1</text:p>
          </table:table-cell>
          <table:table-cell table:formula="of:=[.D8]*[.E8]" office:value-type="currency" office:currency="USD" office:value="109.99" calcext:value-type="currency">
            <text:p>$109.99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Minimum:</text:p>
          </table:table-cell>
          <table:table-cell table:style-name="ce4" table:formula="of:=SUM([.F2:.F3])+[.F6]" office:value-type="currency" office:currency="USD" office:value="510.98" calcext:value-type="currency">
            <text:p>$510.98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office:value-type="string" calcext:value-type="string">
            <text:p>Total:</text:p>
          </table:table-cell>
          <table:table-cell table:style-name="ce4" table:formula="of:=SUM([.F2:.F8])" office:value-type="currency" office:currency="USD" office:value="2963.96" calcext:value-type="currency">
            <text:p>$2,963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2">00/00/0000</text:date>, <text:time style:data-style-name="N2" text:time-value="03:30:43.59247298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2T19:28:34.647353286</meta:creation-date>
    <dc:date>2018-05-02T03:37:39.354526264</dc:date>
    <meta:editing-duration>P1DT11H58M20S</meta:editing-duration>
    <meta:editing-cycles>151</meta:editing-cycles>
    <meta:generator>LibreOffice/5.2.7.2$Linux_X86_64 LibreOffice_project/20m0$Build-2</meta:generator>
    <meta:document-statistic meta:table-count="5" meta:cell-count="238" meta:object-count="0"/>
  </office:meta>
</office:document-meta>
</file>